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55cm"/>
    </style:style>
    <style:style style:name="gr2" style:family="graphic" style:parent-style-name="standard">
      <style:graphic-properties draw:stroke="none" svg:stroke-color="#000000" draw:fill="none" draw:fill-color="#ffffff" fo:min-height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P1" style:family="paragraph"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7.4cm" svg:height="6.8cm" svg:x="0.089cm" svg:y="0.287cm">
          <draw:text-box>
            <text:p text:style-name="P1"><text:span text:style-name="T1">class Base</text:span></text:p>
            <text:p text:style-name="P1"><text:span text:style-name="T1"><text:s text:c="2"/></text:span><text:span text:style-name="T1">def a_method</text:span></text:p>
            <text:p text:style-name="P1"><text:span text:style-name="T1"><text:s text:c="4"/></text:span><text:span text:style-name="T1">puts "Got here"</text:span></text:p>
            <text:p text:style-name="P1"><text:span text:style-name="T1"><text:s text:c="2"/></text:span><text:span text:style-name="T1">end</text:span></text:p>
            <text:p text:style-name="P1"><text:span text:style-name="T1"><text:s text:c="2"/></text:span><text:span text:style-name="T1">private :a_method</text:span></text:p>
            <text:p text:style-name="P1"><text:span text:style-name="T1">end</text:span></text:p>
            <text:p text:style-name="P1"><text:span text:style-name="T1"/></text:p>
            <text:p text:style-name="P1"><text:span text:style-name="T1">class Derived1 &lt; Base</text:span></text:p>
            <text:p text:style-name="P1"><text:span text:style-name="T1"><text:s text:c="2"/></text:span><text:span text:style-name="T1">public :a_method</text:span></text:p>
            <text:p text:style-name="P1"><text:span text:style-name="T1">end</text:span></text:p>
          </draw:text-box>
        </draw:frame>
        <draw:frame draw:style-name="gr2" draw:text-style-name="P1" draw:layer="layout" svg:width="5.9cm" svg:height="4.15cm" svg:x="6.189cm" svg:y="4.441cm">
          <draw:text-box>
            <text:p text:style-name="P1"><text:span text:style-name="T1">class Derived1 &lt; Base</text:span></text:p>
            <text:p text:style-name="P1"><text:span text:style-name="T1"><text:s text:c="2"/></text:span><text:span text:style-name="T1">def a_method(*)</text:span></text:p>
            <text:p text:style-name="P1"><text:span text:style-name="T1"><text:s text:c="4"/></text:span><text:span text:style-name="T1">super</text:span></text:p>
            <text:p text:style-name="P1"><text:span text:style-name="T1"><text:s text:c="2"/></text:span><text:span text:style-name="T1">end</text:span></text:p>
            <text:p text:style-name="P1"><text:span text:style-name="T1"><text:s text:c="2"/></text:span><text:span text:style-name="T1">public :a_method</text:span></text:p>
            <text:p text:style-name="P1"><text:span text:style-name="T1">end</text:span></text:p>
          </draw:text-box>
        </draw:frame>
        <draw:custom-shape draw:style-name="gr3" draw:text-style-name="P2" xml:id="id1" draw:id="id1" draw:layer="layout" svg:width="4.2cm" svg:height="0.6cm" svg:x="0.589cm" svg:y="5.1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2cm" svg:height="2.4cm" svg:x="6.689cm" svg:y="5.15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4.789cm" svg:y1="5.458cm" svg:x2="6.689cm" svg:y2="6.358cm" draw:start-shape="id1" draw:start-glue-point="1" draw:end-shape="id2" draw:end-glue-point="3" svg:d="M4789 5458c1425 0 475 900 1900 900" svg:viewBox="0 0 19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1cm" fo:margin-bottom="0.105cm" fo:margin-left="0.089cm" fo:margin-right="0.101cm" fo:page-width="12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09:30:20.913000000</meta:creation-date>
    <dc:date>2015-05-02T11:27:31.443000000</dc:date>
    <meta:editing-duration>PT1H50M51S</meta:editing-duration>
    <meta:editing-cycles>2</meta:editing-cycles>
    <meta:generator>LibreOffice/4.2.6.2$Windows_x86 LibreOffice_project/185f2ce4dcc34af9bd97dec29e6d42c39557298f</meta:generator>
    <meta:document-statistic meta:object-count="5"/>
  </office:meta>
</office:document-meta>
</file>